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="none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none"/>
    </style:style>
    <style:style style:name="Table1.C2" style:family="table-cell">
      <style:table-cell-properties fo:padding="0.097cm" fo:border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672cm" style:rel-column-width="10302*"/>
    </style:style>
    <style:style style:name="Tabella2.B" style:family="table-column">
      <style:table-column-properties style:column-width="14.326cm" style:rel-column-width="5523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2.672cm" style:rel-column-width="10302*"/>
    </style:style>
    <style:style style:name="Tabella6.B" style:family="table-column">
      <style:table-column-properties style:column-width="14.326cm" style:rel-column-width="55233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fo:color="#000080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5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6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0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1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2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ext_20_body">
      <style:paragraph-properties fo:margin-left="0cm" fo:margin-right="0.3cm" fo:text-indent="0cm" style:auto-text-indent="false"/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9" style:family="paragraph" style:parent-style-name="Heading_20_1"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font-weight="bold" style:font-weight-asian="bold" style:font-weight-complex="bold"/>
    </style:style>
    <style:style style:name="P32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background-color="transparent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7">Relazione finale</text:p>
          </table:table-cell>
          <table:table-cell table:style-name="Tabella4.B1" office:value-type="date" office:date-value="2009-03-25">
            <text:p text:style-name="P8">25/03/09</text:p>
          </table:table-cell>
        </table:table-row>
        <table:table-row>
          <table:table-cell table:style-name="Tabella4.A2" office:value-type="string">
            <text:p text:style-name="P7">Documento formale – esterno – v1.0</text:p>
          </table:table-cell>
          <table:table-cell table:style-name="Tabella4.B2" office:value-type="string">
            <text:p text:style-name="P8">relazione.pdf</text:p>
          </table:table-cell>
        </table:table-row>
      </table:table>
      <text:p text:style-name="P12"/>
      <text:p text:style-name="P12"/>
      <text:p text:style-name="P13">Redazione:</text:p>
      <text:p text:style-name="P14"><text:tab/><text:tab/><text:tab/>Daniele Bonaldo,</text:p>
      <text:p text:style-name="P14"><text:tab/><text:tab/><text:tab/>Alberto Zatton</text:p>
      <text:p text:style-name="P15"/>
      <text:p text:style-name="P15">Revision<text:span text:style-name="T1">e:<text:tab/></text:span></text:p>
      <text:p text:style-name="P18"><text:tab/><text:tab/><text:tab/>Daniele Bonaldo,</text:p>
      <text:p text:style-name="P18"><text:tab/><text:tab/><text:tab/>Alberto Zatton</text:p>
      <text:p text:style-name="P17"/>
      <text:p text:style-name="P19"/>
      <text:p text:style-name="P17"/>
      <text:p text:style-name="P15">Lista di distribuzione:</text:p>
      <text:p text:style-name="P14"><text:tab/><text:tab/><text:tab/><text:tab/><text:tab/><text:tab/>Prof. Vardanega Tullio,</text:p>
      <text:p text:style-name="P14"><text:tab/><text:tab/><text:tab/><text:tab/><text:tab/><text:tab/><text:span text:style-name="T1">Daniele Bonaldo,</text:span></text:p>
      <text:p text:style-name="P18"><text:tab/><text:tab/><text:tab/><text:tab/><text:tab/><text:tab/>Alberto Zatton</text:p>
      <text:p text:style-name="P14"/>
      <text:p text:style-name="P14"/>
      <text:p text:style-name="P14"/>
      <text:p text:style-name="P14"/>
      <text:p text:style-name="P14"/>
      <text:p text:style-name="P14"/>
      <text:p text:style-name="P16">Registro delle modifiche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Versione</text:p>
          </table:table-cell>
          <table:table-cell table:style-name="Table1.B1" office:value-type="string">
            <text:p text:style-name="P20">Data</text:p>
          </table:table-cell>
          <table:table-cell table:style-name="Table1.A1" office:value-type="string">
            <text:p text:style-name="P9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1">0.1</text:p>
          </table:table-cell>
          <table:table-cell table:style-name="Table1.B2" office:value-type="date" office:date-value="2009-06-09">
            <text:p text:style-name="P21">09/06/2009</text:p>
          </table:table-cell>
          <table:table-cell table:style-name="Table1.C2" office:value-type="string">
            <text:p text:style-name="Table_20_Contents">Prima stesura</text:p>
          </table:table-cell>
        </table:table-row>
      </table:table>
      <text:p text:style-name="P25"/>
      <text:p text:style-name="P25"/>
      <text:p text:style-name="P25"/>
      <text:p text:style-name="P25"/>
      <text:p text:style-name="P24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27"><text:a xlink:type="simple" xlink:href="#1.Introduzione|outline" text:style-name="Page_20_Number" text:visited-style-name="Page_20_Number">1 <text:s text:c="2"/>Introduzione<text:tab/>3</text:a></text:p>
          <text:p text:style-name="P26"><text:a xlink:type="simple" xlink:href="#1.1.Scopo del documento|outline" text:style-name="Page_20_Number" text:visited-style-name="Page_20_Number">1.1 <text:s text:c="2"/>Scopo del documento<text:tab/>3</text:a></text:p>
          <text:p text:style-name="P26"><text:a xlink:type="simple" xlink:href="#1.2.Struttura del documento|outline" text:style-name="Page_20_Number" text:visited-style-name="Page_20_Number">1.2 <text:s text:c="2"/>Struttura del documento<text:tab/>3</text:a></text:p>
          <text:p text:style-name="P27"><text:a xlink:type="simple" xlink:href="#2.Analisi|outline" text:style-name="Page_20_Number" text:visited-style-name="Page_20_Number">2 <text:s text:c="2"/>Analisi<text:tab/>4</text:a></text:p>
          <text:p text:style-name="P26"><text:a xlink:type="simple" xlink:href="#2.1.Requisiti|outline" text:style-name="Page_20_Number" text:visited-style-name="Page_20_Number">2.1 <text:s text:c="2"/>Requisiti<text:tab/>4</text:a></text:p>
          <text:p text:style-name="P27"><text:a xlink:type="simple" xlink:href="#3.Sviluppo della concorrenza|outline" text:style-name="Page_20_Number" text:visited-style-name="Page_20_Number">3 <text:s text:c="2"/>Sviluppo della concorrenza<text:tab/>5</text:a></text:p>
          <text:p text:style-name="P27"><text:a xlink:type="simple" xlink:href="#4.Sviluppo della distribuzione|outline" text:style-name="Page_20_Number" text:visited-style-name="Page_20_Number">4 <text:s text:c="2"/>Sviluppo della distribuzione<text:tab/>5</text:a></text:p>
          <text:p text:style-name="P27"><text:a xlink:type="simple" xlink:href="#5.Esecuzione|outline" text:style-name="Page_20_Number" text:visited-style-name="Page_20_Number">5 <text:s text:c="2"/>Esecuzione<text:tab/>5</text:a></text:p>
          <text:p text:style-name="P27"><text:a xlink:type="simple" xlink:href="#6.conclusioni|outline" text:style-name="Page_20_Number" text:visited-style-name="Page_20_Number">6 <text:s text:c="2"/>conclusioni<text:tab/>5</text:a></text:p>
        </text:index-body>
      </text:table-of-content>
      <text:p text:style-name="P22"/>
      <text:h text:style-name="P30" text:outline-level="1">Introduzione</text:h>
      <text:h text:style-name="Heading_20_2" text:outline-level="2">Scopo del documento</text:h>
      <text:p text:style-name="Text_20_body">Questo documento ha la funzione di relazione finale per il progetto di Sistemi concorrenti e Distribuiti realizzato dagli studenti Bonaldo Daniele e Zatton Alberto nell'anno accademico 2008/09. </text:p>
      <text:p text:style-name="Text_20_body">Il documento ha la finalità di illustrare l'analisi svolta e le scelte fatte in termini di progettazione e realizzazione del progetto.</text:p>
      <text:p text:style-name="Text_20_body"/>
      <text:p text:style-name="Text_20_body"/>
      <text:h text:style-name="Heading_20_2" text:outline-level="2">Struttura del documento</text:h>
      <text:p text:style-name="Text_20_body"/>
      <text:p text:style-name="Text_20_body"><text:s/></text:p>
      <text:p text:style-name="P24"/>
      <text:h text:style-name="Heading_20_1" text:outline-level="1">Analisi</text:h>
      <text:p text:style-name="Text_20_body">In questa sezione viene riassunto il lavoro di analisi svolto. </text:p>
      <text:p text:style-name="Text_20_body"/>
      <text:p text:style-name="Text_20_body"/>
      <text:p text:style-name="Standard"/>
      <text:h text:style-name="Heading_20_2" text:outline-level="2">Requisiti</text:h>
      <text:p text:style-name="Text_20_body">In seguito all'analisi sono stati individuati i seguenti requisiti funzionali:</text:p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RF01</text:p>
          </table:table-cell>
          <table:table-cell table:style-name="Tabella2.B1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2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3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4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5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6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7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8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9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0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1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2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3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4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5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6</text:p>
          </table:table-cell>
          <table:table-cell table:style-name="Tabella2.B2" office:value-type="string">
            <text:p text:style-name="Standard"/>
          </table:table-cell>
        </table:table-row>
      </table:table>
      <text:p text:style-name="Standard"/>
      <text:p text:style-name="Standard"/>
      <text:p text:style-name="Text_20_body">Sono stati inoltre individuati i seguenti requisiti opzionali:</text:p>
      <text:p text:style-name="P2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O01</text:p>
          </table:table-cell>
          <table:table-cell table:style-name="Tabella6.B1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><text:soft-page-break/></text:p>
      <text:h text:style-name="P29" text:outline-level="1">Sviluppo della concorrenza</text:h>
      <text:h text:style-name="P29" text:outline-level="1">Sviluppo della distribuzione</text:h>
      <text:h text:style-name="P29" text:outline-level="1">Esecuzione</text:h>
      <text:h text:style-name="P29" text:outline-level="1">Conclusioni</text:h>
      <text:h text:style-name="P31" text:outline-level="2">Scelte alternative a quelle effettuate</text:h>
      <text:p text:style-name="Text_20_body"><text:span text:style-name="T2">Altri possibili linguaggi di programmazione</text:span></text:p>
      <text:p text:style-name="Text_20_body"><text:span text:style-name="T2">Utilizzare Distribuited Ada al posto di CORBA</text:span></text:p>
      <text:h text:style-name="P31" text:outline-level="2">Possibili sviluppi futuri</text:h>
      <text:p text:style-name="Text_20_body"><text:span text:style-name="T2">Visualizzazione grafica del tracciato</text:span></text:p>
      <text:p text:style-name="Text_20_body"><text:span text:style-name="T2">Caricamento dei dati da x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8.498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4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5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7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 table:number-columns-repeated="2"/>
          <table:table-header-rows>
            <table:table-row table:style-name="Tabella1.1">
              <table:table-cell table:style-name="Tabella1.A1" office:value-type="string">
                <text:p text:style-name="MP1"/>
              </table:table-cell>
              <table:table-cell table:style-name="Tabella1.A1" office:value-type="string">
                <text:p text:style-name="MP2">Relazione sul progetto di Sistemi concorrenti e distribuiti per l'aa 2008-2009</text:p>
              </table:table-cell>
            </table:table-row>
          </table:table-header-rows>
        </table:table>
        <text:p text:style-name="MP3"/>
      </style:header>
      <style:footer>
        <text:p text:style-name="MP4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5">Versione: </text:p>
              <text:p text:style-name="MP5">1.0</text:p>
            </table:table-cell>
            <table:table-cell table:style-name="Tabella3.B1" office:value-type="string">
              <text:p text:style-name="MP5">Creazione documento:</text:p>
              <text:p text:style-name="MP5">09/06/09</text:p>
            </table:table-cell>
            <table:table-cell table:style-name="Tabella3.B1" office:value-type="string">
              <text:p text:style-name="MP5">Ultima modifica: </text:p>
              <text:p text:style-name="MP5">25/03/09</text:p>
            </table:table-cell>
            <table:table-cell table:style-name="Tabella3.B1" office:value-type="string">
              <text:p text:style-name="MP6">Pagina <text:page-number text:select-page="current">4</text:page-number> di <text:page-count>5</text:page-count></text:p>
            </table:table-cell>
          </table:table-row>
        </table:table>
        <text:p text:style-name="MP7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11-14T20:17:39</meta:creation-date>
    <dc:date>2009-06-10T11:01:09.92</dc:date>
    <meta:print-date>2007-12-04T14:39:48</meta:print-date>
    <meta:editing-cycles>518</meta:editing-cycles>
    <meta:editing-duration>PT72H15M35S</meta:editing-duration>
    <meta:document-statistic meta:table-count="6" meta:image-count="0" meta:object-count="0" meta:page-count="5" meta:paragraph-count="77" meta:word-count="251" meta:character-count="1697"/>
    <dc:creator>Daniele Bonaldo</dc:creator>
    <meta:user-defined meta:name="Info 1"/>
    <meta:user-defined meta:name="Info 2"/>
    <meta:user-defined meta:name="Info 3"/>
    <meta:user-defined meta:name="Info 4"/>
  </office:meta>
</office:document-meta>
</file>